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35pt" style:font-size-complex="40pt"/>
    </style:style>
    <style:style style:name="P2" style:family="paragraph" style:parent-style-name="Standard" style:list-style-name="L1">
      <style:text-properties fo:font-size="40pt" style:font-size-asian="35pt" style:font-size-complex="4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8618676" text:style-name="L1">
        <text:list-item>
          <text:p text:style-name="P2">Хоружий Евгений</text:p>
        </text:list-item>
        <text:list-item>
          <text:p text:style-name="P2">Герасименко Евгений</text:p>
        </text:list-item>
        <text:list-item>
          <text:p text:style-name="P2">Скрипка Игорь</text:p>
        </text:list-item>
        <text:list-item>
          <text:p text:style-name="P2">Джон Росмэн</text:p>
        </text:list-item>
        <text:list-item>
          <text:p text:style-name="P2">Марина Амбражейчик</text:p>
        </text:list-item>
        <text:list-item>
          <text:p text:style-name="P2">Ляшенко Дмитрий</text:p>
        </text:list-item>
        <text:list-item>
          <text:p text:style-name="P2">Александр Радько</text:p>
        </text:list-item>
        <text:list-item>
          <text:p text:style-name="P2">Юлия Инышева</text:p>
        </text:list-item>
        <text:list-item>
          <text:p text:style-name="P2">Бачило Алексей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e" fo:country="B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e" fo:country="BY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7T22:08:52</meta:creation-date>
    <meta:editing-duration>PT12H46M6S</meta:editing-duration>
    <meta:editing-cycles>2</meta:editing-cycles>
    <meta:generator>LibreOffice/3.5$Linux_x86 LibreOffice_project/350m1$Build-202</meta:generator>
    <meta:initial-creator>Yauhen Kharuzhy</meta:initial-creator>
    <dc:date>2012-04-08T11:09:54</dc:date>
    <dc:creator>Yauhen Kharuzhy</dc:creator>
    <meta:document-statistic meta:table-count="0" meta:image-count="0" meta:object-count="0" meta:page-count="1" meta:paragraph-count="9" meta:word-count="27" meta:character-count="18" meta:non-whitespace-character-count="142"/>
  </office:meta>
</office:document-meta>
</file>